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List_20_Paragraph" style:list-style-name="WWNum2"/>
    <style:style style:name="P2" style:family="paragraph" style:parent-style-name="List_20_Paragraph" style:list-style-name="WWNum1">
      <style:paragraph-properties fo:margin-top="0in" fo:margin-bottom="0in" loext:contextual-spacing="false" fo:line-height="100%" fo:text-align="center" style:justify-single-word="false"/>
      <style:text-properties fo:color="#000000"/>
    </style:style>
    <style:style style:name="P3" style:family="paragraph" style:parent-style-name="Standard">
      <style:text-properties officeooo:paragraph-rsid="0011891e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Frame_20_contents">
      <style:text-properties style:use-window-font-color="true"/>
    </style:style>
    <style:style style:name="P6" style:family="paragraph" style:parent-style-name="Frame_20_contents">
      <style:paragraph-properties fo:margin-left="0.25in" fo:margin-right="0in" fo:text-indent="0in" style:auto-text-indent="false"/>
      <style:text-properties style:use-window-font-color="true"/>
    </style:style>
    <style:style style:name="P7" style:family="paragraph" style:parent-style-name="Frame_20_contents">
      <style:paragraph-properties fo:margin-top="0in" fo:margin-bottom="0in" loext:contextual-spacing="true" fo:line-height="100%"/>
      <style:text-properties style:use-window-font-color="true"/>
    </style:style>
    <style:style style:name="P8" style:family="paragraph" style:parent-style-name="Frame_20_contents">
      <style:paragraph-properties fo:margin-top="0in" fo:margin-bottom="0in" loext:contextual-spacing="true" fo:line-height="100%" fo:text-align="center" style:justify-single-word="false"/>
      <style:text-properties style:use-window-font-color="true"/>
    </style:style>
    <style:style style:name="P9" style:family="paragraph" style:parent-style-name="Frame_20_contents">
      <style:paragraph-properties fo:margin-top="0in" fo:margin-bottom="0in" loext:contextual-spacing="false" fo:line-height="100%"/>
      <style:text-properties style:use-window-font-color="true"/>
    </style:style>
    <style:style style:name="P10" style:family="paragraph" style:parent-style-name="Frame_20_contents">
      <style:paragraph-properties fo:margin-top="0in" fo:margin-bottom="0in" loext:contextual-spacing="false" fo:line-height="100%" fo:text-align="center" style:justify-single-word="false"/>
      <style:text-properties style:use-window-font-color="true"/>
    </style:style>
    <style:style style:name="P11" style:family="paragraph" style:parent-style-name="Frame_20_contents">
      <style:paragraph-properties fo:margin-top="0in" fo:margin-bottom="0in" loext:contextual-spacing="false" fo:line-height="100%"/>
      <style:text-properties fo:color="#000000"/>
    </style:style>
    <style:style style:name="P12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P13" style:family="paragraph">
      <loext:graphic-properties draw:fill="solid" draw:fill-color="#ffffff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per 58%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style:text-underline-style="solid" style:text-underline-width="auto" style:text-underline-color="font-color" fo:font-weight="bold" officeooo:rsid="00136fa0" style:font-weight-asian="bold"/>
    </style:style>
    <style:style style:name="T4" style:family="text">
      <style:text-properties style:use-window-font-color="true"/>
    </style:style>
    <style:style style:name="T5" style:family="text">
      <style:text-properties fo:color="#0563c1"/>
    </style:style>
    <style:style style:name="gr1" style:family="graphic" style:parent-style-name="Frame">
      <style:graphic-properties draw:stroke="solid" svg:stroke-width="0.0138in" svg:stroke-color="#70ad47" draw:stroke-linejoin="miter" draw:fill="solid" draw:fill-color="#ffffff" draw:textarea-vertical-align="middle" draw:auto-grow-height="false" fo:min-height="0.7862in" fo:min-width="1.9465in" fo:padding-top="0.05in" fo:padding-bottom="0.05in" fo:padding-left="0.1in" fo:padding-right="0.1in" fo:wrap-option="wrap" fo:margin-left="0.1252in" fo:margin-right="0.1457in" fo:margin-top="0in" fo:margin-bottom="0.0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true" fo:min-height="0in" fo:min-width="0in" fo:padding-top="0.05in" fo:padding-bottom="0.05in" fo:padding-left="0.1in" fo:padding-right="0.1in" fo:wrap-option="wrap" fo:margin-left="0.1252in" fo:margin-right="0.15in" fo:margin-top="0.05in" fo:margin-bottom="0.0626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 loext:rel-width-rel="paragraph" loext:rel-height-rel="paragraph"/>
    </style:style>
    <style:style style:name="gr3" style:family="graphic">
      <style:graphic-properties draw:stroke="solid" svg:stroke-width="0.0071in" svg:stroke-color="#4472c4" draw:marker-end="msArrowEnd_20_5" draw:marker-end-width="0.0827in" draw:marker-end-center="false" draw:stroke-linejoin="miter" draw:fill="none" draw:textarea-vertical-align="top" draw:auto-grow-height="false" fo:min-height="0.6516in" fo:min-width="0.5839in" fo:padding-top="0.0492in" fo:padding-bottom="0.0492in" fo:padding-left="0.0984in" fo:padding-right="0.0984in" fo:wrap-option="wrap" fo:margin-left="0.2083in" fo:margin-right="0.1346in" fo:margin-top="0in" fo:margin-bottom="0.0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209in" svg:stroke-color="#000000" draw:marker-end="msArrowEnd_20_5" draw:marker-end-width="0.0827in" draw:marker-end-center="false" draw:stroke-linejoin="miter" draw:fill="none" draw:textarea-vertical-align="top" draw:auto-grow-height="false" fo:min-height="0.5366in" fo:min-width="0in" fo:padding-top="0.0492in" fo:padding-bottom="0.0492in" fo:padding-left="0.0984in" fo:padding-right="0.0984in" fo:wrap-option="wrap" fo:margin-left="0.2083in" fo:margin-right="0.1874in" fo:margin-top="0in" fo:margin-bottom="0.0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stroke="solid" svg:stroke-width="0.0138in" svg:stroke-color="#70ad47" draw:stroke-linejoin="miter" draw:fill="solid" draw:fill-color="#ffffff" draw:textarea-vertical-align="middle" draw:auto-grow-height="false" fo:min-height="0.7862in" fo:min-width="0.8528in" fo:padding-top="0.05in" fo:padding-bottom="0.05in" fo:padding-left="0.1in" fo:padding-right="0.1in" fo:wrap-option="wrap" fo:margin-left="0.1252in" fo:margin-right="0.1563in" fo:margin-top="0in" fo:margin-bottom="0.0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stroke="solid" svg:stroke-width="0.0138in" svg:stroke-color="#70ad47" draw:stroke-linejoin="miter" draw:fill="solid" draw:fill-color="#ffffff" draw:textarea-vertical-align="middle" draw:auto-grow-height="false" fo:min-height="0.7547in" fo:min-width="0.9673in" fo:padding-top="0.05in" fo:padding-bottom="0.05in" fo:padding-left="0.1in" fo:padding-right="0.1in" fo:wrap-option="wrap" fo:margin-left="0.1252in" fo:margin-right="0.1457in" fo:margin-top="0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draw:stroke="solid" svg:stroke-width="0.0138in" svg:stroke-color="#70ad47" draw:stroke-linejoin="miter" draw:fill="solid" draw:fill-color="#ffffff" draw:textarea-vertical-align="middle" draw:auto-grow-height="false" fo:min-height="0.7445in" fo:min-width="0.8528in" fo:padding-top="0.05in" fo:padding-bottom="0.05in" fo:padding-left="0.1in" fo:padding-right="0.1in" fo:wrap-option="wrap" fo:margin-left="0.1252in" fo:margin-right="0.1563in" fo:margin-top="0in" fo:margin-bottom="0.0311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8" style:family="graphic">
      <style:graphic-properties draw:stroke="solid" svg:stroke-width="0.0209in" svg:stroke-color="#000000" draw:marker-end="msArrowEnd_20_5" draw:marker-end-width="0.0827in" draw:marker-end-center="false" draw:stroke-linejoin="miter" draw:fill="none" draw:textarea-vertical-align="top" draw:auto-grow-height="false" fo:min-height="0.5472in" fo:min-width="0.8862in" fo:padding-top="0.0492in" fo:padding-bottom="0.0492in" fo:padding-left="0.0984in" fo:padding-right="0.0984in" fo:wrap-option="wrap" fo:margin-left="0.1665in" fo:margin-right="0.1457in" fo:margin-top="0in" fo:margin-bottom="0.0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209in" svg:stroke-color="#000000" draw:marker-end="msArrowEnd_20_5" draw:marker-end-width="0.0827in" draw:marker-end-center="false" draw:stroke-linejoin="miter" draw:fill="none" draw:textarea-vertical-align="top" draw:auto-grow-height="false" fo:min-height="0.5366in" fo:min-width="0.0839in" fo:padding-top="0.0492in" fo:padding-bottom="0.0492in" fo:padding-left="0.0984in" fo:padding-right="0.0984in" fo:wrap-option="wrap" fo:margin-left="0.1665in" fo:margin-right="0.1563in" fo:margin-top="0in" fo:margin-bottom="0.0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209in" svg:stroke-color="#000000" draw:marker-end="msArrowEnd_20_5" draw:marker-end-width="0.0827in" draw:marker-end-center="false" draw:stroke-linejoin="miter" draw:fill="none" draw:textarea-vertical-align="top" draw:auto-grow-height="false" fo:min-height="0.5535in" fo:min-width="0.628in" fo:padding-top="0.0492in" fo:padding-bottom="0.0492in" fo:padding-left="0.0984in" fo:padding-right="0.0984in" fo:wrap-option="wrap" fo:margin-left="0.1252in" fo:margin-right="0.2083in" fo:margin-top="0in" fo:margin-bottom="0.0937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11" style:family="graphic">
      <style:graphic-properties draw:stroke="solid" svg:stroke-width="0.0209in" svg:stroke-color="#000000" draw:marker-end="msArrowEnd_20_5" draw:marker-end-width="0.0827in" draw:marker-end-center="false" draw:stroke-linejoin="miter" draw:fill="none" draw:textarea-vertical-align="top" draw:auto-grow-height="false" fo:min-height="0in" fo:min-width="0.7547in" fo:padding-top="0.0492in" fo:padding-bottom="0.0492in" fo:padding-left="0.0984in" fo:padding-right="0.0984in" fo:wrap-option="wrap" fo:margin-left="0.1252in" fo:margin-right="0.2083in" fo:margin-top="0in" fo:margin-bottom="0.0728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12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1.0047in" fo:min-width="2.0193in" fo:padding-top="0.05in" fo:padding-bottom="0.05in" fo:padding-left="0.1in" fo:padding-right="0.1in" fo:wrap-option="wrap" fo:margin-left="0.1252in" fo:margin-right="0.1563in" fo:margin-top="0.05in" fo:margin-bottom="0.0709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width="0.0209in" svg:stroke-color="#000000" draw:marker-end="msArrowEnd_20_5" draw:marker-end-width="0.0827in" draw:marker-end-center="false" draw:stroke-linejoin="miter" draw:fill="none" draw:textarea-vertical-align="top" draw:auto-grow-height="false" fo:min-height="2.2181in" fo:min-width="0.6992in" fo:padding-top="0.0492in" fo:padding-bottom="0.0492in" fo:padding-left="0.0984in" fo:padding-right="0.0984in" fo:wrap-option="wrap" fo:margin-left="0.1252in" fo:margin-right="0.2083in" fo:margin-top="0in" fo:margin-bottom="0.1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1.3071in" fo:min-width="2.0193in" fo:padding-top="0.05in" fo:padding-bottom="0.05in" fo:padding-left="0.1in" fo:padding-right="0.1in" fo:wrap-option="wrap" fo:margin-left="0.1252in" fo:margin-right="0.1563in" fo:margin-top="0.05in" fo:margin-bottom="0.0811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8.4in" fo:min-width="3.5445in" fo:padding-top="0.05in" fo:padding-bottom="0.05in" fo:padding-left="0.1in" fo:padding-right="0.1in" fo:wrap-option="wrap" fo:margin-left="0.1252in" fo:margin-right="0.1563in" fo:margin-top="0.05in" fo:margin-bottom="0.0811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custom-shape text:anchor-type="paragraph" style:rel-width="40%" style:rel-height="20%" draw:z-index="1" draw:name="Text Box 2" draw:style-name="gr2" draw:text-style-name="P13" svg:width="2.5886in" svg:height="1.1925in" svg:x="4.3772in" svg:y="-0.5437in"><text:p text:style-name="P5">New users will typically start with Home Page. This page allows users to understand how to navigate and use the web application in a functional manner.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Connector: Curved 3" draw:style-name="gr3" draw:text-style-name="P14" svg:width="0.7815in" svg:height="0.7504in" svg:x="3.6453in" svg:y="0.0102in"><text:p/><draw:enhanced-geometry draw:mirror-horizontal="true" draw:mirror-vertical="false" draw:text-areas="0 0 ?f5 ?f6" svg:viewBox="0 0 0 0" draw:type="ooxml-curvedConnector3" draw:modifiers="104867" draw:enhanced-path="M 0 0 C ?f1 0 ?f0 ?f7 ?f0 ?f4 ?f0 ?f3 ?f2 ?f6 ?f5 ?f6 F N"><draw:equation draw:name="f0" draw:formula="logwidth*$0 /100000"/><draw:equation draw:name="f1" draw:formula="(0+?f0 )/2"/><draw:equation draw:name="f2" draw:formula="(logwidth+?f0 )/2"/><draw:equation draw:name="f3" draw:formula="logheight*3/4"/><draw:equation draw:name="f4" draw:formula="logheight/2"/><draw:equation draw:name="f5" draw:formula="logwidth"/><draw:equation draw:name="f6" draw:formula="logheight"/><draw:equation draw:name="f7" draw:formula="logheight/4"/><draw:handle draw:handle-position="?f0 ?f4" draw:handle-range-x-maximum="2147483647" draw:handle-range-x-minimum="-2147483647"/></draw:enhanced-geometry></draw:custom-shape>Storyboard for Project: Mass Lotto Under a Microscope</text:p>
      <text:p text:style-name="Standard"><draw:custom-shape text:anchor-type="paragraph" draw:z-index="13" draw:name="Text Box 2" draw:style-name="gr12" draw:text-style-name="P13" svg:width="2.2189in" svg:height="1.1043in" svg:x="-0.8957in" svg:y="0.4063in"><text:p text:style-name="P5">(2<text:span text:style-name="T1">nd</text:span> Level Webpages): So basically at this level users are able to click on any webpage, as they have no relationship with one another. <text:s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><draw:custom-shape text:anchor-type="paragraph" draw:z-index="16" draw:name="Text Box 2" draw:style-name="gr14" draw:text-style-name="P13" svg:width="2.2189in" svg:height="1.4067in" svg:x="1.1043in" svg:y="4.5409in"><text:p text:style-name="P5">(3rd Level Webpages): Create an account, this will help user(s) create the username/password combination if no account can be found, or if they need to retrieve their info.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Straight Arrow Connector 14" draw:style-name="gr11" draw:text-style-name="P14" svg:width="0.9524in" svg:height="0.0421in" svg:x="5.4118in" svg:y="0.711in"><text:p/><draw:enhanced-geometry draw:mirror-horizontal="false" draw:mirror-vertical="false" svg:viewBox="0 0 21600 21600" draw:type="mso-spt32" draw:enhanced-path="M 0 0 L 21600 21600 N"/></draw:custom-shape><draw:custom-shape text:anchor-type="paragraph" draw:z-index="11" draw:name="Straight Arrow Connector 13" draw:style-name="gr10" draw:text-style-name="P14" svg:width="0.8252in" svg:height="0.6524in" svg:x="4.7709in" svg:y="1.0102in"><text:p/><draw:enhanced-geometry draw:mirror-horizontal="false" draw:mirror-vertical="false" svg:viewBox="0 0 21600 21600" draw:type="mso-spt32" draw:enhanced-path="M 0 0 L 21600 21600 N"/></draw:custom-shape><draw:custom-shape text:anchor-type="paragraph" draw:z-index="6" draw:name="Rectangle 7" draw:style-name="gr5" draw:text-style-name="P13" svg:width="1.0524in" svg:height="0.8858in" svg:x="4.8791in" svg:y="0.6654in"><text:p text:style-name="P8">2D.Payment</text:p><text:p text:style-name="P7"><text:s text:c="17"/>(Pay.HTML)</text:p><draw:enhanced-geometry draw:text-areas="0 0 ?f3 ?f2" draw:mirror-horizontal="false" draw:mirror-vertical="false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Rectangle 8" draw:style-name="gr7" draw:text-style-name="P13" svg:width="1.0524in" svg:height="0.8441in" svg:x="5.1161in" svg:y="1.6626in"><text:p text:style-name="P10">2E. Contact</text:p><text:p text:style-name="P9"><text:s text:c="17"/>(Contact.HTML)</text:p><draw:enhanced-geometry draw:text-areas="0 0 ?f3 ?f2" draw:mirror-horizontal="false" draw:mirror-vertical="false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5" draw:name="Rectangle 17" draw:style-name="gr6" draw:text-style-name="P13" svg:width="1.1669in" svg:height="0.8543in" svg:x="1.6146in" svg:y="3.4366in"><text:p text:style-name="P10">3. New User Login</text:p><text:p text:style-name="P9"><text:s text:c="14"/>(Newuser.HTML)</text:p><draw:enhanced-geometry draw:text-areas="0 0 ?f3 ?f2" draw:mirror-horizontal="false" draw:mirror-vertical="false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Straight Arrow Connector 12" draw:style-name="gr9" draw:text-style-name="P14" svg:width="0.2815in" svg:height="0.6358in" svg:x="1.7598in" svg:y="1.0209in"><text:p/><draw:enhanced-geometry draw:mirror-horizontal="true" draw:mirror-vertical="false" svg:viewBox="0 0 21600 21600" draw:type="mso-spt32" draw:enhanced-path="M 0 0 L 21600 21600 N"/></draw:custom-shape><draw:custom-shape text:anchor-type="paragraph" draw:z-index="9" draw:name="Straight Arrow Connector 11" draw:style-name="gr8" draw:text-style-name="P14" svg:width="1.0835in" svg:height="0.6461in" svg:x="0.7075in" svg:y="1in"><text:p/><draw:enhanced-geometry draw:mirror-horizontal="true" draw:mirror-vertical="false" svg:viewBox="0 0 21600 21600" draw:type="mso-spt32" draw:enhanced-path="M 0 0 L 21600 21600 N"/></draw:custom-shape><draw:custom-shape text:anchor-type="paragraph" draw:z-index="5" draw:name="Rectangle 6" draw:style-name="gr6" draw:text-style-name="P13" svg:width="1.1669in" svg:height="0.8543in" svg:x="2.2189in" svg:y="1.6457in"><text:p text:style-name="P10">2C. Statistics</text:p><text:p text:style-name="P9"><text:s text:c="14"/>(AddlStats.HTML)</text:p><draw:enhanced-geometry draw:text-areas="0 0 ?f3 ?f2" draw:mirror-horizontal="false" draw:mirror-vertical="false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Rectangle 5" draw:style-name="gr5" draw:text-style-name="P13" svg:width="1.0524in" svg:height="0.8858in" svg:x="0.9583in" svg:y="1.6354in"><text:p text:style-name="P9">2B. Dashboard <text:s text:c="16"/>(Dash.HTML)</text:p><draw:enhanced-geometry draw:text-areas="0 0 ?f3 ?f2" draw:mirror-horizontal="false" draw:mirror-vertical="false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Straight Arrow Connector 4" draw:style-name="gr4" draw:text-style-name="P14" svg:width="0.0012in" svg:height="0.6358in" svg:x="2.75in" svg:y="1.0209in"><text:p/><draw:enhanced-geometry draw:mirror-horizontal="false" draw:mirror-vertical="false" svg:viewBox="0 0 21600 21600" draw:type="mso-spt32" draw:enhanced-path="M 0 0 L 21600 21600 N"/></draw:custom-shape><draw:custom-shape text:anchor-type="paragraph" draw:z-index="0" draw:name="Rectangle 1" draw:style-name="gr1" draw:text-style-name="P12" svg:width="2.1461in" svg:height="0.8858in" svg:x="1.7811in" svg:y="0.1252in"><text:list xml:id="list1265154679" text:style-name="WWNum1"><text:list-item><text:p text:style-name="P2">Home Page</text:p></text:list-item></text:list><text:p text:style-name="P11"><text:s text:c="17"/>(Index.HTML)</text:p><draw:enhanced-geometry draw:text-areas="0 0 ?f3 ?f2" draw:mirror-horizontal="false" draw:mirror-vertical="false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/>
      <text:p text:style-name="P3"/>
      <text:p text:style-name="P3"/>
      <text:p text:style-name="P3"><draw:custom-shape text:anchor-type="paragraph" draw:z-index="8" draw:name="Rectangle 10" draw:style-name="gr5" draw:text-style-name="P13" svg:width="1.0524in" svg:height="0.8858in" svg:x="-0.3437in" svg:y="-0.052in"><text:p text:style-name="P10">2A. Login</text:p><text:p text:style-name="P9"><text:s text:c="17"/>(Login.HTML)</text:p><draw:enhanced-geometry draw:text-areas="0 0 ?f3 ?f2" draw:mirror-horizontal="false" draw:mirror-vertical="false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4" draw:name="Connector: Elbow 16" draw:style-name="gr13" draw:text-style-name="P14" svg:width="0.8961in" svg:height="2.3161in" svg:x="0.7083in" svg:y="0.1528in"><text:p/><draw:enhanced-geometry draw:mirror-horizontal="false" draw:mirror-vertical="false" draw:text-areas="0 0 ?f2 ?f3" svg:viewBox="0 0 0 0" draw:type="ooxml-bentConnector3" draw:modifiers="50000" draw:enhanced-path="M 0 0 L ?f0 0 ?f0 ?f3 ?f2 ?f3 F N"><draw:equation draw:name="f0" draw:formula="logwidth*$0 /100000"/><draw:equation draw:name="f1" draw:formula="logheight/2"/><draw:equation draw:name="f2" draw:formula="logwidth"/><draw:equation draw:name="f3" draw:formula="logheight"/><draw:handle draw:handle-position="?f0 ?f1" draw:handle-range-x-maximum="2147483647" draw:handle-range-x-minimum="-2147483647"/></draw:enhanced-geometry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17" draw:name="Text Box 2" draw:style-name="gr15" draw:text-style-name="P13" svg:width="3.7441in" svg:height="8.4996in" svg:x="1.7354in" svg:y="-1in"><text:p text:style-name="P5"><text:span text:style-name="T3">Storyboard </text:span><text:span text:style-name="T2">Walkthrough From User Standpoint:</text:span></text:p><text:list xml:id="list3934270725" text:style-name="WWNum2"><text:list-item><text:p text:style-name="P1"><text:span text:style-name="T4">As an user, I will log unto the home page first using URL </text:span><text:a xlink:type="simple" xlink:href="http://www.masslottomicroscope.com" text:style-name="Internet_20_link" text:visited-style-name="Visited_20_Internet_20_Link"><text:span text:style-name="T5">www.masslottomicroscope.com</text:span></text:a><text:span text:style-name="T4">. I will see navigation bar to the left, which will direct me to all the webpages present on the website. <text:s/></text:span></text:p></text:list-item></text:list><text:p text:style-name="P6">2A. As an user, I will proceed to level 2 webpages. I have the option to either view the other webpages, or create a login combination on the Login webpage. <text:s/>If I don’t have the log in information, and I want to create a profile to write commentary on 2C, I will need to go into step 3 and create a new user profile.</text:p><text:p text:style-name="P6">2B. As an user, I can take a look at lottery generated graphs to see how the patterns of frequency and volume of winning numbers have been in the past. If I wish to have more information particularly for ra<text:bookmark text:name="_GoBack"/>w files, I can go to the Statistics webpage and proceed to download files, or see other facts based on stored historical lottery numbers.</text:p><text:p text:style-name="P6">2C. As an user, I can find out download raw files, and derive my own equation. <text:s/>I can also find out other fun facts based on historical lottery numbers, and find out my probabilistic birthday values.</text:p><text:p text:style-name="P6"><text:s/>2D. As an user, I can determine how valuable this website is and make the necessary donations with radio buttons for my selected values.</text:p><text:p text:style-name="P6">2E. As an user, I can contact the administrator with additional questions or request more information.</text:p><text:p text:style-name="P5"><text:s text:c="7"/>3. <text:s/>As an user, if I want to create an profile and post comments, and create my own security question and answer as well.</text:p><text:p text:style-name="P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n Ching</meta:initial-creator>
    <meta:editing-cycles>4</meta:editing-cycles>
    <meta:creation-date>2019-03-15T20:49:00</meta:creation-date>
    <dc:date>2019-03-16T21:55:54.740000000</dc:date>
    <meta:editing-duration>PT36M26S</meta:editing-duration>
    <meta:generator>LibreOffice/5.4.0.3$Windows_X86_64 LibreOffice_project/7556cbc6811c9d992f4064ab9287069087d7f62c</meta:generator>
    <meta:document-statistic meta:table-count="0" meta:image-count="0" meta:object-count="0" meta:page-count="2" meta:paragraph-count="25" meta:word-count="376" meta:character-count="2263" meta:non-whitespace-character-count="178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